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2319in" fo:break-before="auto" style:use-optimal-row-height="true"/>
    </style:style>
    <style:style style:name="ro17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ce65" style:family="table-cell" style:parent-style-name="Default">
      <style:table-cell-properties fo:background-color="#ff00ff"/>
    </style:style>
    <style:style style:name="ce6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36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36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36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5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36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35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60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40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60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43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0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50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57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40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63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59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64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64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50" office:value-type="string">
            <text:p>Ստեփան</text:p>
          </table:table-cell>
          <table:table-cell table:style-name="ce63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50" office:value-type="string">
            <text:p>Մարինե</text:p>
          </table:table-cell>
          <table:table-cell table:style-name="ce64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35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40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60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63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60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her</text:p>
          </table:table-cell>
          <table:table-cell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50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51" office:value-type="float" office:value="2700">
            <text:p>2700</text:p>
          </table:table-cell>
          <table:table-cell/>
          <table:table-cell office:value-type="float" office:value="25000">
            <text:p>25000</text:p>
          </table:table-cell>
        </table:table-row>
        <table:table-row table:style-name="ro12">
          <table:table-cell table:style-name="ce40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)" office:value-type="float" office:value="91700">
            <text:p>91700</text:p>
          </table:table-cell>
          <table:table-cell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)" office:value-type="float" office:value="87900">
            <text:p>879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60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3800">
            <text:p>3800</text:p>
          </table:table-cell>
          <table:table-cell/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Նանե</text:p>
          </table:table-cell>
          <table:table-cell table:style-name="ce61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43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50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91300">
            <text:p>91300</text:p>
          </table:table-cell>
        </table:table-row>
        <table:table-row table:style-name="ro15">
          <table:table-cell table:style-name="ce66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table:style-name="ce60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table:formula="of:=SUM([.C67:.F67])" office:value-type="float" office:value="1609.77443609023">
            <text:p>1609.7744360902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09.77443609023">
            <text:p>1609.7744360902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table:formula="of:=SUM([.C67:.F67])" office:value-type="float" office:value="1609.77443609023">
            <text:p>1609.774436090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F67])" office:value-type="float" office:value="2076.44110275689">
            <text:p>2076.441102756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F67])" office:value-type="float" office:value="2076.44110275689">
            <text:p>2076.4411027569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6.44110275689">
            <text:p>2076.4411027569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D67])" office:value-type="float" office:value="1303.50877192982">
            <text:p>1303.5087719298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C67];[.D67];[.F66])" office:value-type="float" office:value="1303.50877192982">
            <text:p>1303.5087719298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D67];[.E67])" office:value-type="float" office:value="1660.65162907268">
            <text:p>1660.6516290727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];[.F66])" office:value-type="float" office:value="405.263157894737">
            <text:p>405.2631578947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Smbat</text:p>
          </table:table-cell>
          <table:table-cell table:style-name="ce63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];[.C67];[.D67];[.F66])" office:value-type="float" office:value="1303.50877192982">
            <text:p>1303.508771929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D67];[.F66])" office:value-type="float" office:value="1303.50877192982">
            <text:p>1303.5087719298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6.44110275689">
            <text:p>2076.4411027569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5"/>
          <table:table-cell/>
          <table:table-cell/>
          <table:table-cell table:formula="of:=SUM([.B67:.F67])" office:value-type="float" office:value="2076.44110275689">
            <text:p>2076.4411027569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8" office:value-type="float" office:value="466.666666666667">
            <text:p>466.6666666667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19" office:value-type="float" office:value="405.263157894737">
            <text:p>405.2631578947</text:p>
          </table:table-cell>
          <table:table-cell table:formula="of:=[.E38]/21" office:value-type="float" office:value="357.142857142857">
            <text:p>357.1428571429</text:p>
          </table:table-cell>
          <table:table-cell table:style-name="ce3" table:formula="of:=[.F38]/19" office:value-type="float" office:value="415.789473684211">
            <text:p>415.7894736842</text:p>
          </table:table-cell>
          <table:table-cell/>
          <table:table-cell table:formula="of:=SUM([.D67])" office:value-type="float" office:value="405.263157894737">
            <text:p>405.2631578947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6])" office:value-type="float" office:value="49485.2130325815">
            <text:p>49485.2130325815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6">
          <table:table-cell table:style-name="ce66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13/06/2016</text:p>
          </table:table-cell>
          <table:table-cell office:value-type="float" office:value="9300">
            <text:p>9300</text:p>
          </table:table-cell>
          <table:table-cell table:number-columns-repeated="4"/>
          <table:table-cell table:style-name="ce2" table:formula="of:=SUM([.B71:.F71])" office:value-type="float" office:value="9300">
            <text:p>93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Անժելա</text:p>
          </table:table-cell>
          <table:table-cell/>
          <table:table-cell office:value-type="float" office:value="30000">
            <text:p>30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372">
            <text:p>37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372">
            <text:p>372</text:p>
          </table:table-cell>
          <table:table-cell table:style-name="ce60" office:value-type="string">
            <text:p>Գայանե</text:p>
          </table:table-cell>
          <table:table-cell table:number-columns-repeated="3"/>
        </table:table-row>
        <table:table-row table:style-name="ro17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372">
            <text:p>372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F100])" office:value-type="float" office:value="372">
            <text:p>372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372">
            <text:p>372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table:number-columns-repeated="4" office:value-type="string">
            <text:p>-Marine</text:p>
          </table:table-cell>
          <table:table-cell/>
          <table:table-cell table:formula="of:=SUM([.B100:.F100])" office:value-type="float" office:value="372">
            <text:p>372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B100:.F100])" office:value-type="float" office:value="372">
            <text:p>372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4"/>
          <table:table-cell table:style-name="ce3" table:number-columns-repeated="2"/>
          <table:table-cell/>
          <table:table-cell table:formula="of:=SUM([.B100:.F100])" office:value-type="float" office:value="372">
            <text:p>372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4"/>
          <table:table-cell table:style-name="ce3"/>
          <table:table-cell table:number-columns-repeated="2"/>
          <table:table-cell table:formula="of:=SUM([.B100:.F100])" office:value-type="float" office:value="372">
            <text:p>37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372">
            <text:p>372</text:p>
          </table:table-cell>
          <table:table-cell table:style-name="ce50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D100])" office:value-type="float" office:value="372">
            <text:p>37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C100];[.D100];[.F99])" office:value-type="float" office:value="372">
            <text:p>37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D100];[.E100])" office:value-type="float" office:value="372">
            <text:p>372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table:style-name="ce50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7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0">
            <text:p>0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7">
          <table:table-cell table:number-columns-repeated="7"/>
          <table:table-cell table:formula="of:=SUM([.C100:.F100])" office:value-type="float" office:value="0">
            <text:p>0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7">
          <table:table-cell table:number-columns-repeated="7"/>
          <table:table-cell table:formula="of:=SUM([.B100:.F100])" office:value-type="float" office:value="372">
            <text:p>37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5"/>
          <table:table-cell/>
          <table:table-cell/>
          <table:table-cell table:formula="of:=SUM([.B100:.F100])" office:value-type="float" office:value="372">
            <text:p>37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19" office:value-type="float" office:value="0">
            <text:p>0</text:p>
          </table:table-cell>
          <table:table-cell table:formula="of:=[.D71]/19" office:value-type="float" office:value="0">
            <text:p>0</text:p>
          </table:table-cell>
          <table:table-cell table:formula="of:=[.E71]/21" office:value-type="float" office:value="0">
            <text:p>0</text:p>
          </table:table-cell>
          <table:table-cell table:style-name="ce3" table:formula="of:=[.F71]/19" office:value-type="float" office:value="0">
            <text:p>0</text:p>
          </table:table-cell>
          <table:table-cell/>
          <table:table-cell table:formula="of:=SUM([.B100:.F100])" office:value-type="float" office:value="372">
            <text:p>372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9300">
            <text:p>93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6/13/2016</text:date>, <text:time>11:1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3T11:14:25</dc:date>
    <meta:editing-duration>P7DT17H50M32S</meta:editing-duration>
    <meta:editing-cycles>2597</meta:editing-cycles>
    <meta:generator>OpenOffice/4.1.1$Unix OpenOffice.org_project/411m6$Build-9775</meta:generator>
    <dc:creator>Hasmik Dabaghyan</dc:creator>
    <meta:document-statistic meta:table-count="15" meta:cell-count="6600" meta:object-count="0"/>
  </office:meta>
</office:document-meta>
</file>